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marker-end="Arrow_20_concave" draw:marker-end-width="0.2cm" draw:fill="solid" draw:fill-color="#9999ff" draw:textarea-horizontal-align="center" draw:textarea-vertical-align="middle"/>
    </style:style>
    <style:style style:name="gr6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8" style:family="graphic" style:parent-style-name="standard">
      <style:graphic-properties draw:marker-end="Arrow_20_concave" draw:marker-end-width="0.2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rebuchet MS'" style:font-style-name="Обычный" style:font-family-generic="swiss" style:font-pitch="variable" fo:font-size="5pt" style:font-size-asian="18pt" style:font-size-complex="18pt"/>
    </style:style>
    <style:style style:name="P3" style:family="paragraph">
      <style:text-properties fo:font-family="'Trebuchet MS'" style:font-style-name="Обычный" style:font-family-generic="swiss" style:font-pitch="variable" fo:font-size="5pt" style:font-size-asian="18pt" style:font-size-complex="18pt"/>
    </style:style>
    <style:style style:name="T1" style:family="text">
      <style:text-properties fo:font-family="'Trebuchet MS'" style:font-style-name="Обычный" style:font-family-generic="swiss" style:font-pitch="variable" fo:font-size="5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2" draw:layer="layout" svg:width="1.5cm" svg:height="0.5cm" svg:x="9.498cm" svg:y="2cm">
          <text:p text:style-name="P1"><text:span text:style-name="T1">SFU the reques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2" draw:id="id1" draw:layer="layout" svg:width="0.5cm" svg:height="0.5cm" svg:x="9.998cm" svg:y="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" draw:text-style-name="P2" draw:id="id4" draw:layer="layout" svg:width="1.5cm" svg:height="1cm" svg:x="9.498cm" svg:y="4cm">
          <text:p text:style-name="P1"><text:span text:style-name="T1">Check</text:span></text:p>
          <text:p text:style-name="P1"><text:span text:style-name="T1">the status,</text:span></text:p>
          <text:p text:style-name="P1"><text:span text:style-name="T1">if ...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4" draw:text-style-name="P3" draw:layer="layout" svg:width="3.238cm" svg:height="4.008cm" svg:x="11.262cm" svg:y="8.2cm">
          <draw:text-box>
            <text:p><text:span text:style-name="T1">ACPT</text:span><text:span text:style-name="T1"><text:tab/></text:span><text:span text:style-name="T1">Accepted</text:span></text:p>
            <text:p><text:span text:style-name="T1">C</text:span><text:span text:style-name="T1"><text:tab/></text:span><text:span text:style-name="T1">Cancellation</text:span></text:p>
            <text:p><text:span text:style-name="T1">DCL</text:span><text:span text:style-name="T1"><text:tab/></text:span><text:span text:style-name="T1">Decline</text:span></text:p>
            <text:p><text:span text:style-name="T1">DST</text:span><text:span text:style-name="T1"><text:tab/></text:span><text:span text:style-name="T1">Destination</text:span></text:p>
            <text:p><text:span text:style-name="T1">GTC</text:span><text:span text:style-name="T1"><text:tab/></text:span><text:span text:style-name="T1">Global Try Counter</text:span></text:p>
            <text:p><text:span text:style-name="T1">IFC</text:span><text:span text:style-name="T1"><text:tab/></text:span><text:span text:style-name="T1">Interface</text:span></text:p>
            <text:p><text:span text:style-name="T1">NN</text:span><text:span text:style-name="T1"><text:tab/></text:span><text:span text:style-name="T1">Not Null</text:span></text:p>
            <text:p><text:span text:style-name="T1">PRO</text:span><text:span text:style-name="T1"><text:tab/></text:span><text:span text:style-name="T1">Processed</text:span></text:p>
            <text:p><text:span text:style-name="T1">RC</text:span><text:span text:style-name="T1"><text:tab/></text:span><text:span text:style-name="T1">Reason Code</text:span></text:p>
            <text:p><text:span text:style-name="T1">REQ</text:span><text:span text:style-name="T1"><text:tab/></text:span><text:span text:style-name="T1">Request</text:span></text:p>
            <text:p><text:span text:style-name="T1">RSP</text:span><text:span text:style-name="T1"><text:tab/></text:span><text:span text:style-name="T1">Response</text:span></text:p>
            <text:p><text:span text:style-name="T1">SFU</text:span><text:span text:style-name="T1"><text:tab/></text:span><text:span text:style-name="T1">Select For Update</text:span></text:p>
            <text:p><text:span text:style-name="T1">SRC</text:span><text:span text:style-name="T1"><text:tab/></text:span><text:span text:style-name="T1">Source</text:span></text:p>
            <text:p><text:span text:style-name="T1">SRC-C</text:span><text:span text:style-name="T1"><text:tab/></text:span><text:span text:style-name="T1">SRC-CREQ</text:span></text:p>
            <text:p><text:span text:style-name="T1">SYSERR</text:span><text:span text:style-name="T1"><text:tab/></text:span><text:span text:style-name="T1">System Error</text:span></text:p>
            <text:p><text:span text:style-name="T1">TC</text:span><text:span text:style-name="T1"><text:tab/></text:span><text:span text:style-name="T1">Try Counter</text:span></text:p>
            <text:p><text:span text:style-name="T1">TMO</text:span><text:span text:style-name="T1"><text:tab/></text:span><text:span text:style-name="T1">Time Out</text:span></text:p>
          </draw:text-box>
        </draw:frame>
        <draw:connector draw:style-name="gr5" draw:text-style-name="P2" draw:layer="layout" svg:x1="10.247cm" svg:y1="1.5cm" svg:x2="10.247cm" svg:y2="2cm" draw:start-shape="id1" draw:start-glue-point="8" draw:end-shape="id2" draw:end-glue-point="4" svg:d="m10247 1500v500">
          <text:p/>
        </draw:connector>
        <draw:connector draw:style-name="gr5" draw:text-style-name="P2" draw:layer="layout" svg:x1="10.247cm" svg:y1="2.5cm" svg:x2="10.247cm" svg:y2="3cm" draw:start-shape="id2" draw:start-glue-point="6" draw:end-shape="id3" draw:end-glue-point="4" svg:d="m10247 2500v500">
          <text:p/>
        </draw:connector>
        <draw:custom-shape draw:style-name="gr6" draw:text-style-name="P2" draw:id="id5" draw:layer="layout" svg:width="1.5cm" svg:height="0.5cm" svg:x="8.498cm" svg:y="5.5cm">
          <text:p text:style-name="P1"><text:span text:style-name="T1">ACPT/SRC-C</text:span></text:p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ustom-shape draw:style-name="gr6" draw:text-style-name="P2" draw:id="id8" draw:layer="layout" svg:width="1.5cm" svg:height="0.5cm" svg:x="10.498cm" svg:y="5.5cm">
          <text:p text:style-name="P1"><text:span text:style-name="T1">DST-REQ</text:span></text:p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ustom-shape draw:style-name="gr6" draw:text-style-name="P2" draw:id="id7" draw:layer="layout" svg:width="1.5cm" svg:height="0.5cm" svg:x="14.498cm" svg:y="5.508cm">
          <text:p text:style-name="P1"><text:span text:style-name="T1">SRC-RSP</text:span></text:p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ustom-shape draw:style-name="gr6" draw:text-style-name="P2" draw:id="id9" draw:layer="layout" svg:width="1.5cm" svg:height="0.5cm" svg:x="12.498cm" svg:y="5.5cm">
          <text:p text:style-name="P1"><text:span text:style-name="T1">SRC-CRSP</text:span></text:p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ustom-shape draw:style-name="gr6" draw:text-style-name="P2" draw:id="id6" draw:layer="layout" svg:width="1.5cm" svg:height="0.5cm" svg:x="6.498cm" svg:y="5.5cm">
          <text:p text:style-name="P1"><text:span text:style-name="T1">DST-RSP</text:span></text:p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ustom-shape draw:style-name="gr7" draw:text-style-name="P2" draw:id="id16" draw:layer="layout" svg:width="0.5cm" svg:height="0.5cm" svg:x="8.998cm" svg:y="11.5cm">
          <text:p text:style-name="P1"><text:span text:style-name="T1">/TMO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7" draw:text-style-name="P2" draw:id="id18" draw:layer="layout" svg:width="1.5cm" svg:height="0.5cm" svg:x="14.498cm" svg:y="12cm">
          <text:p text:style-name="P1"><text:span text:style-name="T1">DCL/SYSERR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2" draw:id="id10" draw:layer="layout" svg:width="1.5cm" svg:height="0.5cm" svg:x="14.498cm" svg:y="6.5cm">
          <text:p text:style-name="P1"><text:span text:style-name="T1">Is RSP OK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2" draw:id="id13" draw:layer="layout" svg:width="0.5cm" svg:height="0.5cm" svg:x="12.999cm" svg:y="6.5cm">
          <text:p text:style-name="P1"><text:span text:style-name="T1">DCL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8" draw:text-style-name="P1" draw:layer="layout" svg:x1="9.498cm" svg:y1="4.499cm" svg:x2="9.247cm" svg:y2="5.5cm" draw:start-shape="id4" draw:start-glue-point="5" draw:end-shape="id5" draw:end-glue-point="4" svg:d="m9498 4499h-251v1001">
          <text:p/>
        </draw:connector>
        <draw:connector draw:style-name="gr8" draw:text-style-name="P1" draw:layer="layout" svg:x1="9.498cm" svg:y1="4.499cm" svg:x2="7.247cm" svg:y2="5.5cm" draw:start-shape="id4" draw:start-glue-point="5" draw:end-shape="id6" draw:end-glue-point="4" svg:d="m9498 4499h-2251v1001">
          <text:p/>
        </draw:connector>
        <draw:connector draw:style-name="gr8" draw:text-style-name="P1" draw:layer="layout" svg:x1="10.998cm" svg:y1="4.499cm" svg:x2="15.247cm" svg:y2="5.508cm" draw:start-shape="id4" draw:start-glue-point="7" draw:end-shape="id7" draw:end-glue-point="4" svg:d="m10998 4499h4249v1009">
          <text:p/>
        </draw:connector>
        <draw:connector draw:style-name="gr8" draw:text-style-name="P1" draw:layer="layout" svg:x1="10.998cm" svg:y1="4.499cm" svg:x2="11.247cm" svg:y2="5.5cm" draw:start-shape="id4" draw:start-glue-point="7" draw:end-shape="id8" draw:end-glue-point="4" svg:d="m10998 4499h249v1001">
          <text:p/>
        </draw:connector>
        <draw:connector draw:style-name="gr8" draw:text-style-name="P1" draw:layer="layout" svg:x1="10.998cm" svg:y1="4.499cm" svg:x2="13.247cm" svg:y2="5.5cm" draw:start-shape="id4" draw:start-glue-point="7" draw:end-shape="id9" draw:end-glue-point="4" svg:d="m10998 4499h2249v1001">
          <text:p/>
        </draw:connector>
        <draw:connector draw:style-name="gr8" draw:text-style-name="P1" draw:layer="layout" svg:x1="15.247cm" svg:y1="6.008cm" svg:x2="15.247cm" svg:y2="6.5cm" draw:start-shape="id7" draw:start-glue-point="6" draw:end-shape="id10" draw:end-glue-point="4" svg:d="m15247 6008v492">
          <text:p/>
        </draw:connector>
        <draw:connector draw:style-name="gr8" draw:text-style-name="P1" draw:layer="layout" svg:x1="15.247cm" svg:y1="7cm" svg:x2="15.247cm" svg:y2="7.5cm" draw:start-shape="id10" draw:start-glue-point="6" draw:end-shape="id11" draw:end-glue-point="4" svg:d="m15247 7000v500">
          <text:p/>
        </draw:connector>
        <draw:connector draw:style-name="gr8" draw:text-style-name="P1" draw:layer="layout" svg:x1="11.247cm" svg:y1="6cm" svg:x2="11.247cm" svg:y2="6.5cm" draw:start-shape="id8" draw:start-glue-point="6" draw:end-shape="id12" draw:end-glue-point="4" svg:d="m11247 6000v500">
          <text:p/>
        </draw:connector>
        <draw:connector draw:style-name="gr8" draw:text-style-name="P1" draw:layer="layout" svg:x1="13.247cm" svg:y1="6cm" svg:x2="13.248cm" svg:y2="6.5cm" draw:start-shape="id9" draw:start-glue-point="6" draw:end-shape="id13" draw:end-glue-point="4" svg:d="m13247 6000v251h1v249">
          <text:p/>
        </draw:connector>
        <draw:custom-shape draw:style-name="gr1" draw:text-style-name="P2" draw:id="id15" draw:layer="layout" svg:width="1.5cm" svg:height="0.5cm" svg:x="8.498cm" svg:y="10.492cm">
          <text:p text:style-name="P1"><text:span text:style-name="T1">Send C</text:span></text:p>
          <text:p text:style-name="P1"><text:span text:style-name="T1">to SRC IFC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draw:id="id11" draw:layer="layout" svg:width="1.5cm" svg:height="1cm" svg:x="14.498cm" svg:y="7.5cm">
          <text:p text:style-name="P1"><text:span text:style-name="T1">Is there</text:span></text:p>
          <text:p text:style-name="P1"><text:span text:style-name="T1">DST IFC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8" draw:text-style-name="P1" draw:layer="layout" svg:x1="9.247cm" svg:y1="6cm" svg:x2="9.247cm" svg:y2="9cm" draw:start-shape="id5" draw:start-glue-point="6" draw:end-shape="id14" draw:end-glue-point="4" svg:d="m9247 6000v3000">
          <text:p/>
        </draw:connector>
        <draw:connector draw:style-name="gr8" draw:text-style-name="P1" draw:layer="layout" svg:x1="9.247cm" svg:y1="10.992cm" svg:x2="9.247cm" svg:y2="11.5cm" draw:start-shape="id15" draw:start-glue-point="6" draw:end-shape="id16" draw:end-glue-point="4" svg:d="m9247 10992v508">
          <text:p/>
        </draw:connector>
        <draw:connector draw:style-name="gr8" draw:text-style-name="P1" draw:layer="layout" svg:x1="14.498cm" svg:y1="6.749cm" svg:x2="13.499cm" svg:y2="6.749cm" draw:start-shape="id10" draw:start-glue-point="5" draw:end-shape="id13" draw:end-glue-point="7" svg:d="m14498 6749h-999">
          <text:p/>
        </draw:connector>
        <draw:connector draw:style-name="gr8" draw:text-style-name="P1" draw:layer="layout" svg:x1="14.498cm" svg:y1="7.999cm" svg:x2="13.498cm" svg:y2="8.001cm" draw:start-shape="id11" draw:start-glue-point="5" draw:end-shape="id17" draw:end-glue-point="7" svg:d="m14498 7999h-499v2h-501">
          <text:p/>
        </draw:connector>
        <draw:connector draw:style-name="gr8" draw:text-style-name="P1" draw:layer="layout" svg:x1="15.247cm" svg:y1="8.5cm" svg:x2="15.247cm" svg:y2="12cm" draw:start-shape="id11" draw:start-glue-point="6" draw:end-shape="id18" draw:end-glue-point="4" svg:d="m15247 8500v3500">
          <text:p/>
        </draw:connector>
        <draw:custom-shape draw:style-name="gr3" draw:text-style-name="P2" draw:id="id19" draw:layer="layout" svg:width="1.5cm" svg:height="0.5cm" svg:x="6.498cm" svg:y="6.5cm">
          <text:p text:style-name="P1"><text:span text:style-name="T1">Is RSP OK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8" draw:text-style-name="P1" draw:layer="layout" svg:x1="7.247cm" svg:y1="6cm" svg:x2="7.247cm" svg:y2="6.5cm" draw:start-shape="id6" draw:start-glue-point="6" draw:end-shape="id19" draw:end-glue-point="4" svg:d="m7247 6000v500">
          <text:p/>
        </draw:connector>
        <draw:connector draw:style-name="gr8" draw:text-style-name="P1" draw:layer="layout" svg:x1="7.998cm" svg:y1="6.749cm" svg:x2="9.247cm" svg:y2="9cm" draw:start-shape="id19" draw:start-glue-point="7" draw:end-shape="id14" draw:end-glue-point="4" svg:d="m7998 6749h1249v2251">
          <text:p/>
        </draw:connector>
        <draw:custom-shape draw:style-name="gr7" draw:text-style-name="P2" draw:id="id20" draw:layer="layout" svg:width="0.5cm" svg:height="0.5cm" svg:x="6.998cm" svg:y="7.5cm">
          <text:p text:style-name="P1"><text:span text:style-name="T1">PRO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8" draw:text-style-name="P1" draw:layer="layout" svg:x1="7.247cm" svg:y1="7cm" svg:x2="7.247cm" svg:y2="7.5cm" draw:start-shape="id19" draw:start-glue-point="6" draw:end-shape="id20" draw:end-glue-point="4" svg:d="m7247 7000v500">
          <text:p/>
        </draw:connector>
        <draw:custom-shape draw:style-name="gr3" draw:text-style-name="P2" draw:id="id14" draw:layer="layout" svg:width="1.5cm" svg:height="1cm" svg:x="8.498cm" svg:y="9cm">
          <text:p text:style-name="P1"><text:span text:style-name="T1">Is cancellable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8" draw:text-style-name="P1" draw:layer="layout" svg:x1="8.498cm" svg:y1="9.499cm" svg:x2="7.998cm" svg:y2="9.51cm" draw:start-shape="id14" draw:start-glue-point="5" draw:end-shape="id21" draw:end-glue-point="7" svg:d="m8498 9499h-249v11h-251">
          <text:p/>
        </draw:connector>
        <draw:connector draw:style-name="gr8" draw:text-style-name="P1" draw:layer="layout" svg:x1="9.247cm" svg:y1="10cm" svg:x2="9.247cm" svg:y2="10.492cm" draw:start-shape="id14" draw:start-glue-point="6" draw:end-shape="id15" draw:end-glue-point="4" svg:d="m9247 10000v492">
          <text:p/>
        </draw:connector>
        <draw:custom-shape draw:style-name="gr7" draw:text-style-name="P2" draw:id="id21" draw:layer="layout" svg:width="1cm" svg:height="0.5cm" svg:x="6.998cm" svg:y="9.261cm">
          <text:p text:style-name="P1"><text:span text:style-name="T1">DCL/TMO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2" draw:id="id3" draw:layer="layout" svg:width="1.5cm" svg:height="0.5cm" svg:x="9.498cm" svg:y="3cm">
          <text:p text:style-name="P1"><text:span text:style-name="T1">Is TC &gt;= GTC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" draw:text-style-name="P2" draw:id="id22" draw:layer="layout" svg:width="1.5cm" svg:height="0.5cm" svg:x="4.498cm" svg:y="5.498cm">
          <text:p text:style-name="P1"><text:span text:style-name="T1">SRC-REQ</text:span></text:p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ustom-shape draw:style-name="gr3" draw:text-style-name="P2" draw:id="id23" draw:layer="layout" svg:width="1.5cm" svg:height="0.5cm" svg:x="4.498cm" svg:y="8cm">
          <text:p text:style-name="P1"><text:span text:style-name="T1">Is RC NN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8" draw:text-style-name="P1" draw:layer="layout" svg:x1="10.998cm" svg:y1="3.249cm" svg:x2="15.998cm" svg:y2="12.249cm" draw:start-shape="id3" draw:start-glue-point="7" draw:end-shape="id18" draw:end-glue-point="7" svg:d="m10998 3249h5502v9000h-502">
          <text:p/>
        </draw:connector>
        <draw:connector draw:style-name="gr8" draw:text-style-name="P1" draw:layer="layout" svg:x1="10.247cm" svg:y1="3.5cm" svg:x2="10.247cm" svg:y2="4cm" draw:start-shape="id3" draw:start-glue-point="6" draw:end-shape="id4" draw:end-glue-point="4" svg:d="m10247 3500v500">
          <text:p/>
        </draw:connector>
        <draw:connector draw:style-name="gr8" draw:text-style-name="P1" draw:layer="layout" svg:x1="9.498cm" svg:y1="4.499cm" svg:x2="5.247cm" svg:y2="5.498cm" draw:start-shape="id4" draw:start-glue-point="5" draw:end-shape="id22" draw:end-glue-point="4" svg:d="m9498 4499h-4251v999">
          <text:p/>
        </draw:connector>
        <draw:connector draw:style-name="gr8" draw:text-style-name="P1" draw:layer="layout" svg:x1="5.998cm" svg:y1="8.249cm" svg:x2="9.247cm" svg:y2="9cm" draw:start-shape="id23" draw:start-glue-point="7" draw:end-shape="id14" draw:end-glue-point="4" svg:d="m5998 8249h3249v751">
          <text:p/>
        </draw:connector>
        <draw:connector draw:style-name="gr8" draw:text-style-name="P1" draw:layer="layout" svg:x1="5.247cm" svg:y1="8.5cm" svg:x2="14.498cm" svg:y2="12.249cm" draw:start-shape="id23" draw:start-glue-point="6" draw:end-shape="id18" draw:end-glue-point="5" svg:d="m5247 8500v3749h9251">
          <text:p/>
        </draw:connector>
        <draw:connector draw:style-name="gr8" draw:text-style-name="P1" draw:layer="layout" svg:x1="5.247cm" svg:y1="5.998cm" svg:x2="5.247cm" svg:y2="8cm" draw:start-shape="id22" draw:start-glue-point="6" draw:end-shape="id23" draw:end-glue-point="4" svg:d="m5247 5998v2002">
          <text:p/>
        </draw:connector>
        <draw:custom-shape draw:style-name="gr7" draw:text-style-name="P2" draw:id="id17" draw:layer="layout" svg:width="0.5cm" svg:height="0.5cm" svg:x="12.998cm" svg:y="7.752cm">
          <text:p text:style-name="P1"><text:span text:style-name="T1">PRO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2" draw:id="id12" draw:layer="layout" svg:width="1.5cm" svg:height="0.5cm" svg:x="10.498cm" svg:y="6.5cm">
          <text:p text:style-name="P1"><text:span text:style-name="T1">Is RC Null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8" draw:text-style-name="P1" draw:layer="layout" svg:x1="11.247cm" svg:y1="7cm" svg:x2="14.498cm" svg:y2="12.249cm" draw:start-shape="id12" draw:start-glue-point="6" draw:end-shape="id18" draw:end-glue-point="5" svg:d="m11247 7000v5249h3251">
          <text:p/>
        </draw:connector>
        <draw:connector draw:style-name="gr8" draw:text-style-name="P1" draw:layer="layout" svg:x1="10.498cm" svg:y1="6.749cm" svg:x2="9.247cm" svg:y2="9cm" draw:start-shape="id12" draw:start-glue-point="5" draw:end-shape="id14" draw:end-glue-point="4" svg:d="m10498 6749h-1251v2251">
          <text:p/>
        </draw:connector>
        <draw:connector draw:style-name="gr8" draw:text-style-name="P1" draw:layer="layout" svg:x1="10.998cm" svg:y1="4.499cm" svg:x2="15.998cm" svg:y2="12.249cm" draw:start-shape="id4" draw:start-glue-point="7" draw:end-shape="id18" draw:end-glue-point="7" svg:d="m10998 4499h5502v7750h-5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16T11:32:18.87</meta:creation-date>
    <meta:editing-duration>PT13H52M19S</meta:editing-duration>
    <meta:editing-cycles>70</meta:editing-cycles>
    <meta:generator>OpenOffice.org/3.1$Win32 OpenOffice.org_project/310m11$Build-9399</meta:generator>
    <dc:date>2010-02-17T18:06:43.92</dc:date>
    <dc:creator>Yerzhan Tulepov</dc:creator>
    <meta:document-statistic meta:object-count="54"/>
  </office:meta>
</office:document-meta>
</file>